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51.66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380.55pt"/>
    </style:style>
    <style:style style:name="co11" style:family="table-column">
      <style:table-column-properties fo:break-before="auto" style:column-width="10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/>
      <style:text-properties style:font-name="Arial"/>
    </style:style>
    <style:style style:name="ce44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46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Qui ?</text:p>
          </table:table-cell>
          <table:table-cell table:style-name="ce18" office:value-type="string" calcext:value-type="string">
            <text:p>Type retour</text:p>
          </table:table-cell>
          <table:table-cell table:style-name="ce21" office:value-type="string" calcext:value-type="string">
            <text:p>Signalement anomalie/correctif</text:p>
          </table:table-cell>
          <table:table-cell table:style-name="ce21" office:value-type="string" calcext:value-type="string">
            <text:p>Note/commentaire</text:p>
          </table:table-cell>
          <table:table-cell table:style-name="ce24" office:value-type="string" calcext:value-type="string">
            <text:p>Solution apportée</text:p>
          </table:table-cell>
          <table:table-cell table:style-name="ce26" office:value-type="string" calcext:value-type="string">
            <text:p>état</text:p>
          </table:table-cell>
          <table:table-cell table:style-name="ce26" office:value-type="string" calcext:value-type="string">
            <text:p>Priorité</text:p>
          </table:table-cell>
          <table:table-cell table:style-name="ce26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22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22"/>
          <table:table-cell table:style-name="ce25" office:value-type="string" calcext:value-type="string">
            <text:p>Les champs n° voirie + rue ne sont plus obligatoire. Le producteur doit renseigner sont adresse correctement.</text:p>
          </table:table-cell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22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22"/>
          <table:table-cell table:style-name="ce25"/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5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2">
          <table:table-cell table:style-name="ce20" office:value-type="string" calcext:value-type="string">
            <text:p>Duy Minh</text:p>
          </table:table-cell>
          <table:table-cell table:style-name="ce20" office:value-type="string" calcext:value-type="string">
            <text:p>Documentation</text:p>
          </table:table-cell>
          <table:table-cell table:style-name="ce23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23"/>
          <table:table-cell table:style-name="ce23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8" office:value-type="string" calcext:value-type="string">
            <text:p>a faire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27" office:value-type="string" calcext:value-type="string">
            <text:p>fai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23" office:value-type="string" calcext:value-type="string">
            <text:p>Session ID = hash sha256 du couple de clés $email.$motdepasse</text:p>
          </table:table-cell>
          <table:table-cell table:style-name="ce27" office:value-type="string" calcext:value-type="string">
            <text:p>fai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23" office:value-type="string" calcext:value-type="string">
            <text:p>à intégrer au questionnaires pour le mardi 2 juin</text:p>
          </table:table-cell>
          <table:table-cell table:style-name="ce23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23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23"/>
          <table:table-cell table:style-name="ce23" office:value-type="string" calcext:value-type="string">
            <text:p>en cours : lecture de fichiers plats pour listes et textes informatifs.</text:p>
          </table:table-cell>
          <table:table-cell table:style-name="ce30" office:value-type="string" calcext:value-type="string">
            <text:p>en cours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table:style-name="ce20" office:value-type="string" calcext:value-type="string">
            <text:p>besoin à prendre en compte</text:p>
          </table:table-cell>
          <table:table-cell table:style-name="ce23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Groupe de trv CET</text:p>
          </table:table-cell>
          <table:table-cell table:style-name="ce20" office:value-type="string" calcext:value-type="string">
            <text:p>évolution/correctif</text:p>
          </table:table-cell>
          <table:table-cell table:style-name="ce23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8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23" office:value-type="string" calcext:value-type="string">
            <text:p>Intégration liste des lieux de vente/distrib</text:p>
          </table:table-cell>
          <table:table-cell/>
          <table:table-cell table:style-name="ce28" office:value-type="string" calcext:value-type="string">
            <text:p>a faire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23" office:value-type="string" calcext:value-type="string">
            <text:p>Ne pas perdre la liste non détaillé de produits lors de navigations : signaler et FORM_POST en sortie de pag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8" table:default-cell-style-name="ce35"/>
        <table:table-column table:style-name="co9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0">
          <table:table-cell office:value-type="string" calcext:value-type="string">
            <text:p>10/juin/2020 7h40 à 8h30</text:p>
          </table:table-cell>
          <table:table-cell table:style-name="ce23" office:value-type="string" calcext:value-type="string">
            <text:p>organiser la visibilité sur avancés et activités pour lever les inquiétudes du CA projet CAL.</text:p>
          </table:table-cell>
          <table:table-cell table:style-name="ce23" office:value-type="string" calcext:value-type="string">
            <text:p>faire un panneau scrum/kanban ?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23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0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2:35:21.61280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1T12:35:43.230146958</dc:date>
    <meta:editing-duration>PT12H7M55S</meta:editing-duration>
    <meta:editing-cycles>52</meta:editing-cycles>
    <meta:generator>LibreOffice/6.0.7.3$Linux_X86_64 LibreOffice_project/00m0$Build-3</meta:generator>
    <meta:document-statistic meta:table-count="3" meta:cell-count="129" meta:object-count="0"/>
  </office:meta>
</office:document-meta>
</file>